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1665in" fo:margin-bottom="0in" loext:contextual-spacing="false" fo:line-height="20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1665in" fo:margin-bottom="0in" loext:contextual-spacing="false" fo:line-height="200%" style:writing-mode="lr-tb"/>
    </style:style>
    <style:style style:name="P4"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50cabe" style:text-blinking="false" fo:background-color="transparent"/>
    </style:style>
    <style:style style:name="P6"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585593"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swjfwmeng Vang</text:p>
      <text:p text:style-name="P5">Professor Anam</text:p>
      <text:p text:style-name="P1">Internship Course</text:p>
      <text:p text:style-name="P1">October 16, 2019</text:p>
      <text:p text:style-name="P2">IT Internship at Appvion</text:p>
      <text:p text:style-name="P1"><text:tab/>My experience as an IT Intern at Appvion started in May 2019. The internship was agreed to last at least a year of experience with pay by the hour. My schedule is part-time throughout the semesters and full time during winter and summer break. The work that is involved in my internship consists of a mixture of PC support and web-app development. For some PC Support work, I have done office-moves and PC preparation for new employees. For the coding portion, I am currently on multiple web-app projects that are built through ASP.NET and are hosted on our local Windows IIS web servers. Prior to these projects, I was also working on another web-app that utilizes the outdated language, Visual Basic Script (VBS), to pull information from our local Microsoft SQL DB. Besides web-app development, I have worked on a more IT related project that used some PowerShell and Node.js scripts that I wrote. The project required me to sort through inactive Active Directory service accounts and disable them, which, led me to write algorithms in PowerShell and Node.js to loop through to find duplicates objects and call Active Directory commands. So far, my experience as an intern at Appvion has been code-heavy and I am excited to work on more projects that they can give me.</text:p>
      <text:p text:style-name="P3"><text:span text:style-name="T2"><text:tab/>My current projects that I am working on now are using the ASP.NET framework and the Model View Controller (MVC) file architecture to build internal web-apps for the Business Information department. The Controllers and Models are written in C#, while the front-end is written in HTML, CSS, and JavaScript. The BootStrap and Entity frameworks are also implemented within ASP.NET. One project: </text:span><text:span text:style-name="T3">BI Lookup Tables, </text:span><text:span text:style-name="T2">has the goal of being used by multiple employees that can interface </text:span><text:soft-page-break/><text:span text:style-name="T2">with a local SQL DB in real time and keep track of data without entering SQL code or using external software, like Microsoft Excel. The other project:</text:span><text:span text:style-name="T1"> </text:span><text:span text:style-name="T3">BI Transportation Automation</text:span><text:span text:style-name="T2">,</text:span><text:span text:style-name="T1"> </text:span><text:span text:style-name="T2">has the goal of being used to run a monthly Batch file by external employees of our Head Quarters. Both projects are made with intent to reduce taking extra steps to complete their work.</text:span></text:p>
      <text:p text:style-name="P1"><text:tab/>The basis of the BI Lookup Table project consists of many tables in the SQL DB where specific data records will be created, edited, or deleted. An official Entity Relational Diagram (ERD) does not exist in our project plan, but the tables do interact with others to perform SQL Joins. Since this project is so reliant on the SQL Tables, building multiple Models is essential. For each table that needs to be dealt with needs a Model object that can be manipulated in C#. Using the Model will allow the client and C# to view and manipulate the data.</text:p>
      <text:p text:style-name="P1"><text:tab/>Moving on to the BI Transportation Automation project, it uses the same ASP.NET framework as the BI Lookup Tables project. A portion of the project is dedicated to automate the process of running a special Batch file on a monthly basis and the other portion is dedicated to some data entry functions. The data entry portion has not yet been developed, but is in the workings. The development of automating the special Batch file consisted of using C#, PowerShell, and Batch. PowerShell is used to connect to another computer and run the Batch file that is hosted on there.</text:p>
      <text:p text:style-name="P1"><text:tab/>The due dates for my projects are usually, “as soon as possible” unless notified. The three web-app projects are not required in the eyes of the company, but rather tools for the departments to achieve better efficiency. Projects such as disabling Active Directory accounts was punctuated, though. I ran my scripts on a weekly basis upon approval from my supervisor.</text:p>
      <text:p text:style-name="P6"><text:tab/>Being an intern at Appvion has shown me great things that I have always wanted to learn about, such as: code infrastructure, server infrastructure, source control, team skills, and C#. Appvion has given me the opportunity to experience real-world projects and expectations. I am looking forward to the projects that are to come and I hope that the projects will stretch my knowledge and become a better develo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2:14:43.430000000</meta:creation-date>
    <dc:date>2019-10-16T11:53:37.569570300</dc:date>
    <meta:editing-duration>PT4H51M5S</meta:editing-duration>
    <meta:editing-cycles>66</meta:editing-cycles>
    <meta:generator>LibreOffice/6.2.7.1$Linux_X86_64 LibreOffice_project/20$Build-1</meta:generator>
    <meta:document-statistic meta:table-count="0" meta:image-count="0" meta:object-count="0" meta:page-count="2" meta:paragraph-count="11" meta:word-count="696" meta:character-count="4107" meta:non-whitespace-character-count="3416"/>
  </office:meta>
</office:document-meta>
</file>